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983cm" svg:y1="0.372cm" svg:x2="0.983cm" svg:y2="1.602cm">
          <text:p/>
        </draw:line>
        <draw:line draw:style-name="gr1" draw:text-style-name="P1" draw:layer="layout" svg:x1="0.36cm" svg:y1="0.946cm" svg:x2="1.702cm" svg:y2="0.946cm">
          <text:p/>
        </draw:line>
        <draw:path draw:style-name="gr2" draw:text-style-name="P1" draw:layer="layout" svg:width="0.644cm" svg:height="0.915cm" draw:transform="rotate (-1.3370967399526) translate (1.75677034314397cm 0.909693121418994cm)" svg:viewBox="0 0 645 916" svg:d="m494-2082c34 5 68-16 85-44 16-24 19-57 32-84 11-25 15-54 24-81 9-26 11-56 10-84s-5-56-5-84c1-43-18-86-35-125-15-35-23-71-45-105-26-41-48-87-81-124-27-29-53-64-84-90-22-19-48-37-74-52-24-15-52-26-79-31-26-4-51-14-77-10-29 4-61 1-89 9-30 9-58 33-66 62-7 26-13 53-9 79v0">
          <text:p/>
        </draw:path>
        <draw:ellipse draw:style-name="gr3" draw:text-style-name="P1" draw:layer="layout" svg:width="0.361cm" svg:height="0.371cm" svg:x="0.791cm" svg:y="0.201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13T14:42:59</dc:date>
    <dc:creator>Wincent Balin</dc:creator>
    <meta:editing-duration>PT00H33M13S</meta:editing-duration>
    <meta:editing-cycles>4</meta:editing-cycles>
    <meta:generator>OpenOffice.org/3.2$Unix OpenOffice.org_project/320m12$Build-9483</meta:generator>
    <meta:document-statistic meta:object-count="4"/>
  </office:meta>
</office:document-meta>
</file>